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253" officeooo:paragraph-rsid="000e5253"/>
    </style:style>
    <style:style style:name="P2" style:family="paragraph" style:parent-style-name="Standard">
      <style:text-properties fo:font-weight="bold" officeooo:rsid="000e5253" officeooo:paragraph-rsid="000e5253" style:font-weight-asian="bold" style:font-weight-complex="bold"/>
    </style:style>
    <style:style style:name="P3" style:family="paragraph" style:parent-style-name="Standard">
      <style:text-properties fo:font-weight="bold" officeooo:rsid="00102cc9" officeooo:paragraph-rsid="00102cc9" style:font-weight-asian="bold" style:font-weight-complex="bold"/>
    </style:style>
    <style:style style:name="P4" style:family="paragraph" style:parent-style-name="Standard">
      <style:text-properties fo:font-weight="normal" officeooo:rsid="000e5253" officeooo:paragraph-rsid="000e5253" style:font-weight-asian="normal" style:font-weight-complex="normal"/>
    </style:style>
    <style:style style:name="P5" style:family="paragraph" style:parent-style-name="Standard">
      <style:text-properties fo:font-weight="normal" officeooo:paragraph-rsid="001359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2cc9"/>
    </style:style>
    <style:style style:name="T3" style:family="text">
      <style:text-properties officeooo:rsid="00129311"/>
    </style:style>
    <style:style style:name="T4" style:family="text">
      <style:text-properties fo:font-variant="normal" fo:text-transform="none" fo:color="#434343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5" style:family="text">
      <style:text-properties officeooo:rsid="00110325" style:font-weight-asian="normal" style:font-weight-complex="normal"/>
    </style:style>
    <style:style style:name="T6" style:family="text">
      <style:text-properties officeooo:rsid="00129311" style:font-weight-asian="normal" style:font-weight-complex="normal"/>
    </style:style>
    <style:style style:name="T7" style:family="text">
      <style:text-properties officeooo:rsid="0013591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n: </text:span>Malik Musovic (mamu1700)</text:p>
      <text:p text:style-name="P1"/>
      <text:p text:style-name="P2">Sprint 1</text:p>
      <text:p text:style-name="P2"/>
      <text:p text:style-name="P4">I participated in the planning and designing of our application (Antons Skafferi). During the group sessions we had I came up with some ideas of how we should navigate through the application, <text:span text:style-name="T2">system functionality etc. </text:span><text:s/></text:p>
      <text:p text:style-name="P4">Participated in the meeting with the client where we <text:span text:style-name="T2">represented</text:span> our <text:span text:style-name="T2">mock-ups</text:span> and <text:span text:style-name="T2">plannings. </text:span></text:p>
      <text:p text:style-name="P2"/>
      <text:p text:style-name="P2">Sprint 2</text:p>
      <text:p text:style-name="P2"/>
      <text:p text:style-name="P5"><text:span text:style-name="T5">Participated in the the meeting/s with the client and group where we decided to split the group in 3 parts, </text:span><text:span text:style-name="T6">each group having different tasks</text:span><text:span text:style-name="T5">. I choose to work with the back-end group for the application where </text:span><text:span text:style-name="T6">we started with the design of the computer system’s database with a Entity Relationship diagram. I came up with ideas of how we should divide different tables for the database and which attributes it should have. </text:span></text:p>
      <text:p text:style-name="P5"><text:span text:style-name="T6">In general I focused on the bass relationships and functional dependencies of the database and my goal was to keep it as normalized as possibly. </text:span></text:p>
      <text:p text:style-name="P5"><text:span text:style-name="T6">I also took a part in the writing of laboratory assignment 2 where I describe</text:span><text:span text:style-name="T7">d</text:span><text:span text:style-name="T6"> the </text:span><text:span text:style-name="T7">substitution principle. </text:span></text:p>
      <text:p text:style-name="P2"/>
      <text:p text:style-name="P2">Sprint 3</text:p>
      <text:p text:style-name="P2"/>
      <text:p text:style-name="P2">Sprint 4</text:p>
      <text:p text:style-name="P2"/>
      <text:p text:style-name="P2">Sprint 5</text:p>
      <text:p text:style-name="P2"/>
      <text:p text:style-name="P2">Sprint 6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35:41.660714598</meta:creation-date>
    <dc:date>2020-02-17T18:42:05.085883647</dc:date>
    <meta:editing-duration>PT8M53S</meta:editing-duration>
    <meta:editing-cycles>1</meta:editing-cycles>
    <meta:document-statistic meta:table-count="0" meta:image-count="0" meta:object-count="0" meta:page-count="1" meta:paragraph-count="12" meta:word-count="181" meta:character-count="1066" meta:non-whitespace-character-count="891"/>
    <meta:generator>LibreOffice/6.0.7.3$Linux_X86_64 LibreOffice_project/00m0$Build-3</meta:generator>
  </office:meta>
</office:document-meta>
</file>